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10-28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9-17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6-16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4-1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3-13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2-1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9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8-13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6-1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3-1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2-12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0-03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8-22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8-1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6-15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3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3-01-10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2-12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10-14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9-1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6-22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6-17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3-1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2-20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9-16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7-01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6-17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426761290323" calcext:value-type="float">
            <text:p>4.30426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7192" calcext:value-type="float">
            <text:p>4.25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098838709677" calcext:value-type="float">
            <text:p>4.2209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7632" calcext:value-type="float">
            <text:p>4.1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73628" calcext:value-type="float">
            <text:p>4.147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503716129032" calcext:value-type="float">
            <text:p>4.0950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57452" calcext:value-type="float">
            <text:p>3.955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379380645161" calcext:value-type="float">
            <text:p>4.00379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5296" calcext:value-type="float">
            <text:p>4.05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458012903226" calcext:value-type="float">
            <text:p>4.1745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460275862069" calcext:value-type="float">
            <text:p>4.24460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152051612903" calcext:value-type="float">
            <text:p>4.20152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349561290323" calcext:value-type="float">
            <text:p>4.2234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12616" calcext:value-type="float">
            <text:p>4.20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6408" calcext:value-type="float">
            <text:p>4.2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73956" calcext:value-type="float">
            <text:p>4.257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294322580645" calcext:value-type="float">
            <text:p>4.25294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441535483871" calcext:value-type="float">
            <text:p>4.1344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27303225807" calcext:value-type="float">
            <text:p>4.16327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45736" calcext:value-type="float">
            <text:p>4.2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186438709677" calcext:value-type="float">
            <text:p>4.37186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83057142857" calcext:value-type="float">
            <text:p>4.41383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777238709677" calcext:value-type="float">
            <text:p>4.39777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342" calcext:value-type="float">
            <text:p>4.5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09613793103" calcext:value-type="float">
            <text:p>4.474096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327251612903" calcext:value-type="float">
            <text:p>4.50327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3556" calcext:value-type="float">
            <text:p>4.572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720516129032" calcext:value-type="float">
            <text:p>4.6772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145058064516" calcext:value-type="float">
            <text:p>4.5514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72708" calcext:value-type="float">
            <text:p>4.427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134658064516" calcext:value-type="float">
            <text:p>4.4813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5312" calcext:value-type="float">
            <text:p>4.52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465174193548" calcext:value-type="float">
            <text:p>4.62465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023857142857" calcext:value-type="float">
            <text:p>4.63023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306993548387" calcext:value-type="float">
            <text:p>4.6030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5866" calcext:value-type="float">
            <text:p>4.515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45072" calcext:value-type="float">
            <text:p>4.46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25006451613" calcext:value-type="float">
            <text:p>4.43425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82512" calcext:value-type="float">
            <text:p>4.4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632077419355" calcext:value-type="float">
            <text:p>4.3363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66309677419" calcext:value-type="float">
            <text:p>4.38366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18508" calcext:value-type="float">
            <text:p>4.241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238219354839" calcext:value-type="float">
            <text:p>4.26238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1292" calcext:value-type="float">
            <text:p>4.361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876722580645" calcext:value-type="float">
            <text:p>4.3687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882" calcext:value-type="float">
            <text:p>4.38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649419354839" calcext:value-type="float">
            <text:p>4.3964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959232" calcext:value-type="float">
            <text:p>4.449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939043478261" calcext:value-type="float">
            <text:p>4.39939043478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7115" calcext:value-type="float">
            <text:p>4.4227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28939130435" calcext:value-type="float">
            <text:p>4.5682893913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0021" calcext:value-type="float">
            <text:p>4.7400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40347826087" calcext:value-type="float">
            <text:p>4.784034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2944" calcext:value-type="float">
            <text:p>4.5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43216" calcext:value-type="float">
            <text:p>4.5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6096" calcext:value-type="float">
            <text:p>4.5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62672" calcext:value-type="float">
            <text:p>4.5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96784" calcext:value-type="float">
            <text:p>4.5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0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7056" calcext:value-type="float">
            <text:p>4.5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820" meta:object-count="0"/>
    <meta:user-defined meta:name="AppVersion">3.0</meta:user-defined>
  </office:meta>
</office:document-meta>
</file>